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a98" officeooo:paragraph-rsid="00066a98"/>
    </style:style>
    <style:style style:name="P2" style:family="paragraph" style:parent-style-name="Standard">
      <style:text-properties officeooo:rsid="00085c07" officeooo:paragraph-rsid="00085c07"/>
    </style:style>
    <style:style style:name="P3" style:family="paragraph" style:parent-style-name="Standard">
      <style:text-properties officeooo:rsid="000aa74c" officeooo:paragraph-rsid="000aa74c"/>
    </style:style>
    <style:style style:name="P4" style:family="paragraph" style:parent-style-name="Standard">
      <style:text-properties officeooo:rsid="000be531" officeooo:paragraph-rsid="000be531"/>
    </style:style>
    <style:style style:name="P5" style:family="paragraph" style:parent-style-name="Standard">
      <style:text-properties officeooo:rsid="000c2991" officeooo:paragraph-rsid="000c2991"/>
    </style:style>
    <style:style style:name="P6" style:family="paragraph" style:parent-style-name="Standard">
      <style:text-properties fo:font-style="normal" officeooo:rsid="00085c07" officeooo:paragraph-rsid="00085c07" style:font-style-asian="normal" style:font-style-complex="normal"/>
    </style:style>
    <style:style style:name="P7" style:family="paragraph" style:parent-style-name="Standard" style:master-page-name="">
      <style:paragraph-properties fo:margin-left="1.499cm" fo:margin-right="0cm" fo:text-indent="-1.401cm" style:auto-text-indent="false" style:page-number="auto"/>
      <style:text-properties officeooo:rsid="00066a98" officeooo:paragraph-rsid="00066a98"/>
    </style:style>
    <style:style style:name="P8" style:family="paragraph" style:parent-style-name="Standard" style:master-page-name="">
      <style:paragraph-properties fo:margin-left="1.6cm" fo:margin-right="0cm" fo:text-indent="-1.6cm" style:auto-text-indent="false" style:page-number="auto"/>
      <style:text-properties officeooo:paragraph-rsid="00066a98"/>
    </style:style>
    <style:style style:name="P9" style:family="paragraph" style:parent-style-name="Standard" style:master-page-name="">
      <style:paragraph-properties fo:margin-left="-2cm" fo:margin-right="0cm" fo:text-indent="0cm" style:auto-text-indent="false" style:page-number="auto"/>
      <style:text-properties officeooo:rsid="00066a98" officeooo:paragraph-rsid="00066a98"/>
    </style:style>
    <style:style style:name="P10" style:family="paragraph" style:parent-style-name="Normal">
      <style:text-properties fo:font-weight="bold" officeooo:paragraph-rsid="000e044b" style:font-weight-asian="bold" style:font-weight-complex="bold"/>
    </style:style>
    <style:style style:name="P11" style:family="paragraph" style:parent-style-name="Normal">
      <style:text-properties fo:font-weight="bold" officeooo:paragraph-rsid="000f1123" style:font-weight-asian="bold" style:font-weight-complex="bold"/>
    </style:style>
    <style:style style:name="P12" style:family="paragraph" style:parent-style-name="Normal">
      <style:text-properties fo:font-weight="bold" officeooo:paragraph-rsid="000f20e2" style:font-weight-asian="bold" style:font-weight-complex="bold"/>
    </style:style>
    <style:style style:name="P13" style:family="paragraph" style:parent-style-name="Normal">
      <style:text-properties fo:font-weight="bold" officeooo:paragraph-rsid="00100931" style:font-weight-asian="bold" style:font-weight-complex="bold"/>
    </style:style>
    <style:style style:name="P14" style:family="paragraph" style:parent-style-name="Normal">
      <style:text-properties fo:font-weight="bold" officeooo:rsid="00100931" officeooo:paragraph-rsid="00100931" style:font-weight-asian="bold" style:font-weight-complex="bold"/>
    </style:style>
    <style:style style:name="P15" style:family="paragraph" style:parent-style-name="Normal">
      <style:text-properties fo:font-weight="bold" officeooo:paragraph-rsid="0015dd02" style:font-weight-asian="bold" style:font-weight-complex="bold"/>
    </style:style>
    <style:style style:name="P16" style:family="paragraph" style:parent-style-name="Normal">
      <style:text-properties fo:font-weight="bold" officeooo:rsid="00190ef2" officeooo:paragraph-rsid="00190ef2" style:font-weight-asian="bold" style:font-weight-complex="bold"/>
    </style:style>
    <style:style style:name="P17" style:family="paragraph" style:parent-style-name="Normal">
      <style:text-properties officeooo:paragraph-rsid="000e044b"/>
    </style:style>
    <style:style style:name="P18" style:family="paragraph" style:parent-style-name="Normal">
      <style:text-properties officeooo:paragraph-rsid="000f1123"/>
    </style:style>
    <style:style style:name="P19" style:family="paragraph" style:parent-style-name="Normal">
      <style:text-properties officeooo:rsid="000f1123" officeooo:paragraph-rsid="000f1123"/>
    </style:style>
    <style:style style:name="P20" style:family="paragraph" style:parent-style-name="Normal">
      <style:text-properties officeooo:rsid="000f1123" officeooo:paragraph-rsid="00100931"/>
    </style:style>
    <style:style style:name="P21" style:family="paragraph" style:parent-style-name="Normal">
      <style:text-properties officeooo:paragraph-rsid="000f20e2"/>
    </style:style>
    <style:style style:name="P22" style:family="paragraph" style:parent-style-name="Normal">
      <style:text-properties officeooo:rsid="000f20e2" officeooo:paragraph-rsid="000f20e2"/>
    </style:style>
    <style:style style:name="P23" style:family="paragraph" style:parent-style-name="Normal">
      <style:text-properties officeooo:paragraph-rsid="00100931"/>
    </style:style>
    <style:style style:name="P24" style:family="paragraph" style:parent-style-name="Normal">
      <style:text-properties officeooo:paragraph-rsid="0015dd02"/>
    </style:style>
    <style:style style:name="P25" style:family="paragraph" style:parent-style-name="Normal">
      <style:text-properties fo:font-weight="normal" officeooo:rsid="000f1123" officeooo:paragraph-rsid="000f1123" style:font-weight-asian="normal" style:font-weight-complex="normal"/>
    </style:style>
    <style:style style:name="P26" style:family="paragraph" style:parent-style-name="Normal">
      <style:text-properties fo:font-weight="normal" officeooo:rsid="000f1123" officeooo:paragraph-rsid="000f20e2" style:font-weight-asian="normal" style:font-weight-complex="normal"/>
    </style:style>
    <style:style style:name="P27" style:family="paragraph" style:parent-style-name="Normal">
      <style:text-properties fo:font-weight="normal" officeooo:rsid="000f1123" officeooo:paragraph-rsid="0015dd02" style:font-weight-asian="normal" style:font-weight-complex="normal"/>
    </style:style>
    <style:style style:name="P28" style:family="paragraph" style:parent-style-name="Normal">
      <style:text-properties fo:font-weight="normal" officeooo:rsid="000f1123" officeooo:paragraph-rsid="00100931" style:font-weight-asian="normal" style:font-weight-complex="normal"/>
    </style:style>
    <style:style style:name="P29" style:family="paragraph" style:parent-style-name="Standard">
      <style:text-properties officeooo:rsid="00085c07" officeooo:paragraph-rsid="00085c07"/>
    </style:style>
    <style:style style:name="P30" style:family="paragraph" style:parent-style-name="Standard">
      <style:text-properties officeooo:rsid="002b9548" officeooo:paragraph-rsid="002b9548"/>
    </style:style>
    <style:style style:name="P31" style:family="paragraph" style:parent-style-name="Standard">
      <style:text-properties officeooo:rsid="002b9548" officeooo:paragraph-rsid="0031ec46"/>
    </style:style>
    <style:style style:name="P32" style:family="paragraph" style:parent-style-name="Standard">
      <style:text-properties officeooo:rsid="002bb194" officeooo:paragraph-rsid="002bb194"/>
    </style:style>
    <style:style style:name="P33" style:family="paragraph" style:parent-style-name="Standard">
      <style:text-properties officeooo:rsid="002bb194" officeooo:paragraph-rsid="0031ec46"/>
    </style:style>
    <style:style style:name="P34" style:family="paragraph" style:parent-style-name="Standard">
      <style:text-properties officeooo:rsid="002bb366" officeooo:paragraph-rsid="002bb366"/>
    </style:style>
    <style:style style:name="P35" style:family="paragraph" style:parent-style-name="Standard">
      <style:text-properties officeooo:rsid="002bb366" officeooo:paragraph-rsid="0031ec46"/>
    </style:style>
    <style:style style:name="P36" style:family="paragraph" style:parent-style-name="Standard">
      <style:text-properties officeooo:rsid="000c2991" officeooo:paragraph-rsid="000c2991"/>
    </style:style>
    <style:style style:name="T1" style:family="text">
      <style:text-properties officeooo:rsid="00066a9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5c07" style:font-style-asian="normal" style:font-style-complex="normal"/>
    </style:style>
    <style:style style:name="T4" style:family="text">
      <style:text-properties fo:font-style="normal" officeooo:rsid="000aa74c" style:font-style-asian="normal" style:font-style-complex="normal"/>
    </style:style>
    <style:style style:name="T5" style:family="text">
      <style:text-properties fo:font-style="normal" officeooo:rsid="0025620e" style:font-style-asian="normal" style:font-style-complex="normal"/>
    </style:style>
    <style:style style:name="T6" style:family="text">
      <style:text-properties fo:font-style="normal" officeooo:rsid="0029be40" style:font-style-asian="normal" style:font-style-complex="normal"/>
    </style:style>
    <style:style style:name="T7" style:family="text">
      <style:text-properties officeooo:rsid="000aa74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1123" style:font-weight-asian="bold" style:font-weight-complex="bold"/>
    </style:style>
    <style:style style:name="T10" style:family="text">
      <style:text-properties officeooo:rsid="000f112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1123" style:font-weight-asian="normal" style:font-weight-complex="normal"/>
    </style:style>
    <style:style style:name="T13" style:family="text">
      <style:text-properties fo:font-weight="normal" officeooo:rsid="000f20e2" style:font-weight-asian="normal" style:font-weight-complex="normal"/>
    </style:style>
    <style:style style:name="T14" style:family="text">
      <style:text-properties fo:font-weight="normal" officeooo:rsid="00100931" style:font-weight-asian="normal" style:font-weight-complex="normal"/>
    </style:style>
    <style:style style:name="T15" style:family="text">
      <style:text-properties fo:font-weight="normal" officeooo:rsid="001154bd" style:font-weight-asian="normal" style:font-weight-complex="normal"/>
    </style:style>
    <style:style style:name="T16" style:family="text">
      <style:text-properties fo:font-weight="normal" officeooo:rsid="00154330" style:font-weight-asian="normal" style:font-weight-complex="normal"/>
    </style:style>
    <style:style style:name="T17" style:family="text">
      <style:text-properties fo:font-weight="normal" officeooo:rsid="0015dd02" style:font-weight-asian="normal" style:font-weight-complex="normal"/>
    </style:style>
    <style:style style:name="T18" style:family="text">
      <style:text-properties fo:font-weight="normal" officeooo:rsid="002335b3" style:font-weight-asian="normal" style:font-weight-complex="normal"/>
    </style:style>
    <style:style style:name="T19" style:family="text">
      <style:text-properties fo:font-weight="normal" officeooo:rsid="0028007c" style:font-weight-asian="normal" style:font-weight-complex="normal"/>
    </style:style>
    <style:style style:name="T20" style:family="text">
      <style:text-properties officeooo:rsid="000f20e2"/>
    </style:style>
    <style:style style:name="T21" style:family="text">
      <style:text-properties officeooo:rsid="00100931"/>
    </style:style>
    <style:style style:name="T22" style:family="text">
      <style:text-properties officeooo:rsid="001154bd"/>
    </style:style>
    <style:style style:name="T23" style:family="text">
      <style:text-properties officeooo:rsid="0013a868"/>
    </style:style>
    <style:style style:name="T24" style:family="text">
      <style:text-properties officeooo:rsid="00154330"/>
    </style:style>
    <style:style style:name="T25" style:family="text">
      <style:text-properties officeooo:rsid="0015dd02"/>
    </style:style>
    <style:style style:name="T26" style:family="text">
      <style:text-properties officeooo:rsid="001ca604"/>
    </style:style>
    <style:style style:name="T27" style:family="text">
      <style:text-properties officeooo:rsid="001fa7cf"/>
    </style:style>
    <style:style style:name="T28" style:family="text">
      <style:text-properties officeooo:rsid="0020fa2e"/>
    </style:style>
    <style:style style:name="T29" style:family="text">
      <style:text-properties officeooo:rsid="00268762"/>
    </style:style>
    <style:style style:name="T30" style:family="text">
      <style:text-properties officeooo:rsid="002d1540"/>
    </style:style>
    <style:style style:name="T31" style:family="text">
      <style:text-properties officeooo:rsid="00331387"/>
    </style:style>
    <style:style style:name="T32" style:family="text">
      <style:text-properties officeooo:rsid="00386b8e"/>
    </style:style>
    <style:style style:name="T33" style:family="text">
      <style:text-properties officeooo:rsid="003a4c7e"/>
    </style:style>
    <style:style style:name="T34" style:family="text">
      <style:text-properties officeooo:rsid="003c3a88"/>
    </style:style>
    <style:style style:name="T35" style:family="text">
      <style:text-properties officeooo:rsid="003cc5c7"/>
    </style:style>
    <style:style style:name="T36" style:family="text">
      <style:text-properties officeooo:rsid="003d9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ision: Enable to modify the existing DOS base system</text:p>
      <text:p text:style-name="P7"/>
      <text:p text:style-name="P9"><text:span text:style-name="T7"><text:tab/> <text:s text:c="6"/></text:span>Mission: Create an inventory system</text:p>
      <text:p text:style-name="P1"/>
      <text:p text:style-name="P8"><text:span text:style-name="T1">Scope:<text:tab/>This system is limited only in the recording of purchased item, withdrawal <text:s/>of the item in the warehouse, and the return of the said item. This also includes the reports of the item such as: IRR(Inventory receipt Report), </text:span><text:span text:style-name="T3"><text:s/>MIV(Material Issuance Voucher), PAR(Property Accountability Receipt), WRS(Warehouse Requisition Slip). </text:span><text:span text:style-name="T6">The system includes the libraries <text:s/>such as inventory stations, suppliers, cost centers, and employees.</text:span></text:p>
      <text:p text:style-name="P2"/>
      <text:p text:style-name="P6">Devilerables: IRR(Inventory reciept Report), <text:s/>MIV(Material Issuance Voucher), PAR(Property <text:tab/>Accountability Receipt), WRS(Warehouse Requisition Slip).</text:p>
      <text:p text:style-name="P2"/>
      <text:p text:style-name="P6">Principles: The users convenience is our top priority.</text:p>
      <text:p text:style-name="P2"/>
      <text:p text:style-name="P6">Features:</text:p>
      <text:p text:style-name="P2"><text:span text:style-name="T2">1. Able to record the purchase order</text:span><text:span text:style-name="T4"> (IRR)</text:span></text:p>
      <text:p text:style-name="P2">2. Able to withdraw an item<text:span text:style-name="T7"> (MIV)</text:span></text:p>
      <text:p text:style-name="P2">3. Able to return an item <text:span text:style-name="T26">(GARV)</text:span></text:p>
      <text:p text:style-name="P30">4. Able to record accountability (PAR)</text:p>
      <text:p text:style-name="P32">5. Able to view all the records</text:p>
      <text:p text:style-name="P34">6. Able to add, <text:span text:style-name="T30">edit, delete and restore data</text:span> in the libraries</text:p>
      <text:p text:style-name="P2"/>
      <text:p text:style-name="P3">Acceptance Criteria:</text:p>
      <text:p text:style-name="P4">1.<text:span text:style-name="T3"> Able to record the purchase order</text:span></text:p>
      <text:p text:style-name="P5"><text:span text:style-name="T3"><text:s/></text:span><text:span text:style-name="T2"><text:s/>- make sure that the item is inspected and receive by the property cust</text:span><text:span text:style-name="T5">o</text:span><text:span text:style-name="T2">dian</text:span></text:p>
      <text:p text:style-name="P5">2.Able to withdraw an item</text:p>
      <text:p text:style-name="P5"><text:s/>- make sure that the item has IRR with WRS and PAR</text:p>
      <text:p text:style-name="P5">3. Able to return an item</text:p>
      <text:p text:style-name="P5">- make sure that the item is withdrawn and <text:span text:style-name="T29">is the return of the said item is </text:span>confirm<text:span text:style-name="T29">ed</text:span> <text:span text:style-name="T29">by</text:span> the property custodian.</text:p>
      <text:p text:style-name="P31">4. Able to record accountability (PAR)</text:p>
      <text:p text:style-name="P31">- <text:span text:style-name="T31">make sure that the item has IRR</text:span></text:p>
      <text:p text:style-name="P33">5. Able to view all the records</text:p>
      <text:p text:style-name="P33">- <text:span text:style-name="T32">make sure that the user is authenticated</text:span></text:p>
      <text:p text:style-name="P35">6. Able to add, <text:span text:style-name="T30">edit, delete and restore data</text:span> in the libraries</text:p>
      <text:p text:style-name="P35">- <text:span text:style-name="T33">make sure that the user is authenticated</text:span></text:p>
      <text:p text:style-name="P5"/>
      <text:p text:style-name="P5">User Story:</text:p>
      <text:p text:style-name="P5">- As <text:span text:style-name="T22">a custodian</text:span>, I want to enter the purchase<text:span text:style-name="T27">d</text:span> item.</text:p>
      <text:p text:style-name="P5">- As a <text:span text:style-name="T23">cost center</text:span>, I want to withdrawn an item.</text:p>
      <text:p text:style-name="P5">-As a <text:span text:style-name="T23">cost center</text:span>, <text:span text:style-name="T28">I</text:span> want to return the item.</text:p>
      <text:p text:style-name="P5">-<text:span text:style-name="T34">As a custodian, I want to record the accountable person to selected item/s</text:span></text:p>
      <text:p text:style-name="P5">-<text:span text:style-name="T35">As a custodian, I want to view all the records</text:span></text:p>
      <text:p text:style-name="P5">-<text:span text:style-name="T36">As a custodian, I want to add, edit, delete and restore data in the libraries</text:span></text:p>
      <text:p text:style-name="P5"/>
      <text:p text:style-name="P5">Use Case:</text:p>
      <text:p text:style-name="P17"><text:span text:style-name="T8">Name:</text:span><text:span text:style-name="T9"> </text:span><text:span text:style-name="T18">Adding of purch</text:span><text:span text:style-name="T19">a</text:span><text:span text:style-name="T18">sed item</text:span></text:p>
      <text:p text:style-name="P17"><text:soft-page-break/><text:span text:style-name="T8">Description: </text:span>Allows a <text:span text:style-name="T24">custodian</text:span> to <text:span text:style-name="T10">add an item to the inventory station </text:span></text:p>
      <text:p text:style-name="P17"><text:span text:style-name="T8">Actor: </text:span><text:span text:style-name="T16">Custodian</text:span></text:p>
      <text:p text:style-name="P17"><text:span text:style-name="T8">Pre-Conditions: </text:span><text:span text:style-name="T16">Custodian</text:span><text:span text:style-name="T12"> has the PO and QE</text:span></text:p>
      <text:p text:style-name="P21"><text:span text:style-name="T8">Post-Conditions: </text:span>The <text:span text:style-name="T24">custodian</text:span> has successfully<text:span text:style-name="T10"> added an item and have an IRR</text:span></text:p>
      <text:p text:style-name="P10">Main Course:</text:p>
      <text:p text:style-name="P17"><text:span text:style-name="T8">1.) </text:span><text:span text:style-name="T12">The </text:span><text:span text:style-name="T16">custodian</text:span><text:span text:style-name="T12"> inputs the necessary information</text:span></text:p>
      <text:p text:style-name="P17"><text:span text:style-name="T8">2.)</text:span> <text:span text:style-name="T10">The system then records the information</text:span></text:p>
      <text:p text:style-name="P18"><text:span text:style-name="T8">3.) </text:span><text:s/><text:span text:style-name="T10">The system then prints an IRR</text:span></text:p>
      <text:p text:style-name="P17"><text:tab/><text:span text:style-name="T8">Exception(s):</text:span></text:p>
      <text:p text:style-name="P17"><text:tab/><text:tab/><text:span text:style-name="T9">1</text:span><text:span text:style-name="T8">a.)</text:span><text:span text:style-name="T9"> </text:span><text:span text:style-name="T12">if pending</text:span></text:p>
      <text:p text:style-name="P25"><text:tab/><text:tab/><text:tab/>-notify the admin</text:p>
      <text:p text:style-name="P25"><text:tab/><text:tab/><text:tab/>-exit <text:s/>use case</text:p>
      <text:p text:style-name="P19"/>
      <text:p text:style-name="P19"/>
      <text:p text:style-name="P16">Name:<text:span text:style-name="T11"> Withdrawal of item</text:span></text:p>
      <text:p text:style-name="P18"><text:span text:style-name="T8">Description: </text:span><text:span text:style-name="T16">Release</text:span><text:span text:style-name="T10"> an item from the inventory station</text:span></text:p>
      <text:p text:style-name="P18"><text:span text:style-name="T8">Actor: </text:span><text:span text:style-name="T16">Custodian</text:span></text:p>
      <text:p text:style-name="P18"><text:span text:style-name="T8">Pre-Conditions: </text:span><text:span text:style-name="T12">the item has I</text:span><text:span text:style-name="T14">R</text:span><text:span text:style-name="T12">R</text:span></text:p>
      <text:p text:style-name="P18"><text:span text:style-name="T8">Post-Conditions: </text:span>The <text:span text:style-name="T24">cost center</text:span> has successfully<text:span text:style-name="T20"> have an MIV</text:span></text:p>
      <text:p text:style-name="P11">Main Course:</text:p>
      <text:p text:style-name="P18"><text:span text:style-name="T8">1.) </text:span><text:span text:style-name="T13">The </text:span><text:span text:style-name="T16">custodian</text:span><text:span text:style-name="T13"> input an item name and quantity to be withdraw</text:span></text:p>
      <text:p text:style-name="P18"><text:span text:style-name="T8">2.)</text:span> <text:span text:style-name="T10">The system then verifies the input</text:span></text:p>
      <text:p text:style-name="P18"><text:span text:style-name="T8">3.) </text:span><text:s/><text:span text:style-name="T10">The system then print the MIV</text:span></text:p>
      <text:p text:style-name="P18"><text:tab/><text:span text:style-name="T8">Exception(s):</text:span></text:p>
      <text:p text:style-name="P18"><text:tab/><text:tab/><text:span text:style-name="T9">1</text:span><text:span text:style-name="T8">a.)</text:span><text:span text:style-name="T9"> </text:span><text:span text:style-name="T12">if </text:span><text:span text:style-name="T13">the item not found</text:span></text:p>
      <text:p text:style-name="P25"><text:tab/><text:tab/><text:tab/>-exit <text:s/>use case</text:p>
      <text:p text:style-name="P22"><text:span text:style-name="T11"><text:tab/><text:tab/></text:span><text:span text:style-name="T8">1b.) </text:span><text:span text:style-name="T11">if the quantity exceeds the quantity item balance</text:span></text:p>
      <text:p text:style-name="P22"><text:tab/><text:tab/><text:tab/>- notify then exit use case</text:p>
      <text:p text:style-name="P22"/>
      <text:p text:style-name="P16">Name: <text:span text:style-name="T11">Releasing of PAR</text:span></text:p>
      <text:p text:style-name="P17"><text:span text:style-name="T8">Description: </text:span>Allows a<text:span text:style-name="T24"> custodian</text:span> to <text:span text:style-name="T20">have a PAR</text:span></text:p>
      <text:p text:style-name="P21"><text:span text:style-name="T8">Actor: </text:span><text:span text:style-name="T16">Custodian</text:span></text:p>
      <text:p text:style-name="P21"><text:span text:style-name="T8">Pre-Conditions: </text:span><text:span text:style-name="T12">the item has I</text:span><text:span text:style-name="T14">R</text:span><text:span text:style-name="T12">R</text:span></text:p>
      <text:p text:style-name="P21"><text:span text:style-name="T8">Post-Conditions: </text:span>The<text:span text:style-name="T24"> custodian</text:span> has successfully<text:span text:style-name="T20"> have an PAR</text:span></text:p>
      <text:p text:style-name="P12">Main Course:</text:p>
      <text:p text:style-name="P23"><text:span text:style-name="T8">1.) </text:span><text:span text:style-name="T13">The </text:span><text:span text:style-name="T16">custodian</text:span><text:span text:style-name="T13"> input an ite</text:span><text:span text:style-name="T14">m</text:span><text:span text:style-name="T13"> name</text:span><text:span text:style-name="T14">,</text:span><text:span text:style-name="T13"> quantity to be withdraw</text:span><text:span text:style-name="T14"> and the name of accountable person </text:span></text:p>
      <text:p text:style-name="P21"><text:span text:style-name="T8">2.)</text:span> <text:span text:style-name="T10">The system then verifies the input</text:span></text:p>
      <text:p text:style-name="P21"><text:span text:style-name="T8">3.) </text:span><text:s/><text:span text:style-name="T10">The system then print the PAR</text:span></text:p>
      <text:p text:style-name="P14">4.) <text:span text:style-name="T11">The system will update the said employees ledger</text:span></text:p>
      <text:p text:style-name="P21"><text:tab/><text:span text:style-name="T8">Exception(s):</text:span></text:p>
      <text:p text:style-name="P21"><text:tab/><text:tab/><text:span text:style-name="T9">1</text:span><text:span text:style-name="T8">a.)</text:span><text:span text:style-name="T9"> </text:span><text:span text:style-name="T12">if pending</text:span></text:p>
      <text:p text:style-name="P26"><text:tab/><text:tab/><text:tab/>-notify the admin</text:p>
      <text:p text:style-name="P26"><text:tab/><text:tab/><text:tab/>-exit <text:s/>use case</text:p>
      <text:p text:style-name="P26"/>
      <text:p text:style-name="P16">Name: <text:span text:style-name="T11">Releasing of WRS</text:span></text:p>
      <text:p text:style-name="P24"><text:span text:style-name="T8">Description: </text:span>Allows a<text:span text:style-name="T24"> cost center</text:span> to <text:span text:style-name="T20">have a WRS</text:span></text:p>
      <text:p text:style-name="P24"><text:span text:style-name="T8">Actor: </text:span><text:span text:style-name="T16">C</text:span><text:span text:style-name="T17">ost center</text:span></text:p>
      <text:p text:style-name="P24"><text:span text:style-name="T8">Pre-Conditions: </text:span><text:span text:style-name="T12">the item has I</text:span><text:span text:style-name="T14">R</text:span><text:span text:style-name="T12">R</text:span></text:p>
      <text:p text:style-name="P24"><text:span text:style-name="T8">Post-Conditions: </text:span>The<text:span text:style-name="T24"> custodian</text:span> has successfully<text:span text:style-name="T20"> have a WRS</text:span></text:p>
      <text:p text:style-name="P15"><text:soft-page-break/>Main Course:</text:p>
      <text:p text:style-name="P24"><text:span text:style-name="T8">1.) </text:span><text:span text:style-name="T13">The </text:span><text:span text:style-name="T16">custodian</text:span><text:span text:style-name="T13"> input an ite</text:span><text:span text:style-name="T14">m</text:span><text:span text:style-name="T13"> name</text:span><text:span text:style-name="T14">,</text:span><text:span text:style-name="T13"> quantity to be withdraw</text:span><text:span text:style-name="T14"> and the name of accountable person </text:span></text:p>
      <text:p text:style-name="P24"><text:span text:style-name="T8">2.)</text:span> <text:span text:style-name="T10">The system then verifies the input</text:span></text:p>
      <text:p text:style-name="P24"><text:span text:style-name="T8">3.) </text:span><text:s/><text:span text:style-name="T10">The system then print the WRS</text:span></text:p>
      <text:p text:style-name="P24"><text:tab/><text:span text:style-name="T8">Exception(s):</text:span></text:p>
      <text:p text:style-name="P27"/>
      <text:p text:style-name="P16">Name: <text:span text:style-name="T11">Return of Item</text:span></text:p>
      <text:p text:style-name="P23"><text:span text:style-name="T8">Description: </text:span>Allows a user to<text:span text:style-name="T21"> return an item from the inventory station(for confirmation)</text:span></text:p>
      <text:p text:style-name="P23"><text:span text:style-name="T8">Actor: </text:span><text:span text:style-name="T17">cost center</text:span></text:p>
      <text:p text:style-name="P23"><text:span text:style-name="T8">Pre-Conditions: </text:span><text:span text:style-name="T12">the item has </text:span><text:span text:style-name="T14">withdrawn </text:span></text:p>
      <text:p text:style-name="P23"><text:span text:style-name="T8">Post-Conditions: </text:span>The <text:span text:style-name="T25">cost center</text:span> has successfully<text:span text:style-name="T20"> have an GARV</text:span></text:p>
      <text:p text:style-name="P13">Main Course:</text:p>
      <text:p text:style-name="P23"><text:span text:style-name="T8">1.) </text:span><text:span text:style-name="T13">The user input an item name and quantity to be </text:span><text:span text:style-name="T14">return</text:span></text:p>
      <text:p text:style-name="P23"><text:span text:style-name="T8">2.)</text:span> <text:span text:style-name="T10">The system then verifies the input</text:span></text:p>
      <text:p text:style-name="P23"><text:span text:style-name="T8">3.) </text:span><text:s/><text:span text:style-name="T10">The system then print the GARV<text:tab/></text:span></text:p>
      <text:p text:style-name="P16">Name: <text:span text:style-name="T11">Confirmation of returned item</text:span></text:p>
      <text:p text:style-name="P23"><text:span text:style-name="T8">Description: </text:span>Allows a <text:span text:style-name="T25">Custodian</text:span> to <text:span text:style-name="T21">confirm the returned item in the inventory station</text:span></text:p>
      <text:p text:style-name="P23"><text:span text:style-name="T8">Actor: </text:span><text:span text:style-name="T17">Custodian</text:span></text:p>
      <text:p text:style-name="P23"><text:span text:style-name="T8">Pre-Conditions: </text:span><text:span text:style-name="T12">the item has </text:span><text:span text:style-name="T14">GARV</text:span></text:p>
      <text:p text:style-name="P23"><text:span text:style-name="T8">Post-Conditions: </text:span>The <text:span text:style-name="T21">admin</text:span> has <text:span text:style-name="T21">confirm the GARV form and the system updates the return record</text:span></text:p>
      <text:p text:style-name="P13">Main Course:</text:p>
      <text:p text:style-name="P23"><text:span text:style-name="T8">1.) </text:span><text:span text:style-name="T13">The </text:span><text:span text:style-name="T14">admin checks the serial number of the item using PAR</text:span></text:p>
      <text:p text:style-name="P23"><text:span text:style-name="T8">2.)</text:span> <text:span text:style-name="T10">The admin will confirm the GARV form</text:span></text:p>
      <text:p text:style-name="P23"><text:span text:style-name="T8">3.) </text:span><text:s/><text:span text:style-name="T10">The system will update the return record</text:span></text:p>
      <text:p text:style-name="P23"><text:tab/><text:span text:style-name="T8">Exception(s):</text:span></text:p>
      <text:p text:style-name="P23"><text:tab/><text:tab/><text:span text:style-name="T9">1</text:span><text:span text:style-name="T8">a.)</text:span><text:span text:style-name="T9"> </text:span><text:span text:style-name="T14">if the serial number </text:span><text:span text:style-name="T15">doesn't match</text:span></text:p>
      <text:p text:style-name="P20"><text:span text:style-name="T11"><text:tab/><text:tab/><text:tab/>-</text:span><text:span text:style-name="T15">notify then exit use case</text:span></text:p>
      <text:p text:style-name="P28"><text:tab/><text:tab/><text:tab/>-exit <text:s/>use case</text:p>
      <text:p text:style-name="P20"/>
      <text:p text:style-name="P2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84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e </meta:initial-creator>
    <meta:creation-date>2015-04-13T17:09:44.084629659</meta:creation-date>
    <dc:date>2015-06-04T08:28:20.380724599</dc:date>
    <meta:editing-duration>PT3H39M20S</meta:editing-duration>
    <meta:editing-cycles>34</meta:editing-cycles>
    <meta:generator>LibreOffice/4.2.7.2$Linux_X86_64 LibreOffice_project/420m0$Build-2</meta:generator>
    <meta:document-statistic meta:table-count="0" meta:image-count="0" meta:object-count="0" meta:page-count="3" meta:paragraph-count="106" meta:word-count="778" meta:character-count="4612" meta:non-whitespace-character-count="3870"/>
  </office:meta>
</office:document-meta>
</file>